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1af7e4" style:font-weight-asian="bold" style:font-weight-complex="bold"/>
    </style:style>
    <style:style style:name="P4" style:family="paragraph" style:parent-style-name="Preformatted_20_Text">
      <style:text-properties officeooo:paragraph-rsid="001af7e4"/>
    </style:style>
    <style:style style:name="P5" style:family="paragraph" style:parent-style-name="Preformatted_20_Text">
      <style:text-properties officeooo:paragraph-rsid="001bb9e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1af7e4" style:font-weight-asian="bold" style:font-weight-complex="bold"/>
    </style:style>
    <style:style style:name="T3" style:family="text">
      <style:text-properties officeooo:rsid="0019a3a9"/>
    </style:style>
    <style:style style:name="T4" style:family="text">
      <style:text-properties officeooo:rsid="001ac736"/>
    </style:style>
    <style:style style:name="T5" style:family="text">
      <style:text-properties officeooo:rsid="001af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in Me a Clean Heart</text:p>
      <text:p text:style-name="P1">==========================</text:p>
      <text:p text:style-name="P1"/>
      <text:p text:style-name="Preformatted_20_Text">Words &amp; Music by: Keith Green (based on Psalm 51:10-12)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<text:s text:c="2"/>G <text:s text:c="6"/>C9 <text:s text:c="5"/>D <text:s text:c="6"/><text:span text:style-name="T5">C <text:s text:c="6"/></text:span>Em <text:s text:c="5"/>G7 <text:s text:c="5"/>B7</text:p>
      <text:p text:style-name="P2"><text:s text:c="2"/>==oo== <text:s/>o==o== <text:s/>xoo=== <text:s/><text:span text:style-name="T5">o==o=o</text:span> <text:s/>o==ooo <text:s/>==ooo= <text:s/>x===o=</text:p>
      <text:p text:style-name="P3"><text:s text:c="2"/>|||||| <text:s/>|||||| <text:s/>|||||| <text:s/>||||<text:span text:style-name="T5">O</text:span>| <text:s/>|||||| <text:s/>|||||O <text:s/>||O|||</text:p>
      <text:p text:style-name="P3"><text:s text:c="2"/>|O|||| <text:s/>||O||| <text:s/>|||O|O <text:s/>||<text:span text:style-name="T5">O</text:span>||| <text:s/>|OO||| <text:s/>|O|||| <text:s/>|O|O|O</text:p>
      <text:p text:style-name="P3"><text:s text:c="2"/>O|||OO <text:s/>|O||OO <text:s/>||||O| <text:s/>|<text:span text:style-name="T5">O</text:span>|||| <text:s/>|||||| <text:s/>O||||| <text:s/>||||||</text:p>
      <text:p text:style-name="P3"><text:s text:c="2"/>|||||| <text:s/>|||||| <text:s/>|||||| <text:s/>|||||| <text:s/>|||||| <text:s/>|||||| <text:s/>||||||</text:p>
      <text:p text:style-name="P2"/>
      <text:p text:style-name="P1">[ INTRO ]</text:p>
      <text:p text:style-name="Preformatted_20_Text"/>
      <text:p text:style-name="P2">| C<text:span text:style-name="T4">9</text:span> <text:s/>| D <text:s/>| G <text:s/>|</text:p>
      <text:p text:style-name="Preformatted_20_Text"/>
      <text:p text:style-name="P1">[ VERSE<text:span text:style-name="T3"> </text:span>]</text:p>
      <text:p text:style-name="Preformatted_20_Text"><text:s text:c="4"/><text:span text:style-name="T1">G <text:s text:c="10"/>D <text:s text:c="10"/>C9 <text:s text:c="3"/>G</text:span></text:p>
      <text:p text:style-name="Preformatted_20_Text">Cre-ate in me a clean heart, <text:s text:c="2"/>O <text:s/>God,</text:p>
      <text:p text:style-name="P5"><text:span text:style-name="T1">G</text:span> <text:s text:c="19"/><text:span text:style-name="T1">D <text:s text:c="14"/></text:span><text:span text:style-name="T2">C9 <text:s text:c="9"/></text:span><text:span text:style-name="T1">G</text:span></text:p>
      <text:p text:style-name="Preformatted_20_Text"><text:s text:c="2"/>And re-new a right spi-rit with-in me <text:span text:style-name="T5">[with-in me]</text:span>.</text:p>
      <text:p text:style-name="Preformatted_20_Text"><text:s text:c="4"/><text:span text:style-name="T1">G <text:s text:c="10"/>D <text:s text:c="10"/>C9 <text:s text:c="3"/>G</text:span></text:p>
      <text:p text:style-name="Preformatted_20_Text">Cre-ate in me a clean heart, <text:s text:c="2"/>O <text:s/>God,</text:p>
      <text:p text:style-name="P5"><text:span text:style-name="T1">G</text:span> <text:s text:c="19"/><text:span text:style-name="T1">D <text:s text:c="14"/></text:span><text:span text:style-name="T2">C9 <text:s text:c="9"/></text:span><text:span text:style-name="T1">G</text:span></text:p>
      <text:p text:style-name="P4"><text:s text:c="2"/>And re-new a right spi-rit with-in me <text:span text:style-name="T5">[with-in me]</text:span>.</text:p>
      <text:p text:style-name="Preformatted_20_Text"/>
      <text:p text:style-name="P1">[ CHORUS ]</text:p>
      <text:p text:style-name="P2">C <text:s text:c="12"/>D <text:s text:c="11"/>G <text:s text:c="11"/>Em</text:p>
      <text:p text:style-name="Preformatted_20_Text">Cast me not a-way from Thy pres-ence, O Lord</text:p>
      <text:p text:style-name="Preformatted_20_Text"><text:s text:c="4"/><text:span text:style-name="T1">C <text:s text:c="11"/>D <text:s text:c="17"/>G <text:s text:c="3"/>G7</text:span></text:p>
      <text:p text:style-name="Preformatted_20_Text">And take not Thy Ho-ly Spi-rit from me.</text:p>
      <text:p text:style-name="Preformatted_20_Text"><text:s text:c="3"/><text:span text:style-name="T1">C <text:s text:c="9"/>D <text:s text:c="5"/>B7 <text:s text:c="12"/>Em <text:s/>C</text:span></text:p>
      <text:p text:style-name="Preformatted_20_Text">Re-store unto me the joy of Thy sal-va--tion,</text:p>
      <text:p text:style-name="Preformatted_20_Text"><text:s text:c="19"/><text:span text:style-name="T1">D <text:s text:c="13"/>G <text:s text:c="3"/></text:span><text:span text:style-name="T2">C9 <text:s/>G</text:span></text:p>
      <text:p text:style-name="Preformatted_20_Text">And re-new a right spi-rit within me.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12T23:26:21.726093189</dc:date>
    <meta:editing-duration>PT17M12S</meta:editing-duration>
    <meta:editing-cycles>6</meta:editing-cycles>
    <meta:document-statistic meta:table-count="0" meta:image-count="0" meta:object-count="0" meta:page-count="1" meta:paragraph-count="31" meta:word-count="182" meta:character-count="1192" meta:non-whitespace-character-count="681"/>
  </office:meta>
</office:document-meta>
</file>